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5.6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>
            <text:p>K-mer</text:p>
          </table:table-cell>
          <table:table-cell office:value-type="string">
            <text:p>rozmiar drzewa w MB</text:p>
          </table:table-cell>
          <table:table-cell office:value-type="string">
            <text:p>ile procent wierzchołków występuje</text:p>
          </table:table-cell>
          <table:table-cell office:value-type="string">
            <text:p>rozmiar samych krawędzi w M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(4*4*4^[.A2]*[.C2]/100)/(1024*1024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(4*4*4^[.A3]*[.C3]/100)/(1024*1024)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formula="of:=(4*4*4^[.A4]*[.C4]/100)/(1024*1024)" office:value-type="float" office:value="16">
            <text:p>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99.88">
            <text:p>99,88</text:p>
          </table:table-cell>
          <table:table-cell table:formula="of:=(4*4*4^[.A5]*[.C5]/100)/(1024*1024)" office:value-type="float" office:value="63.9232">
            <text:p>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9">
            <text:p>329</text:p>
          </table:table-cell>
          <table:table-cell office:value-type="float" office:value="96.63">
            <text:p>96,63</text:p>
          </table:table-cell>
          <table:table-cell table:formula="of:=(4*4*4^[.A6]*[.C6]/100)/(1024*1024)" office:value-type="float" office:value="247.3728">
            <text:p>2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14">
            <text:p>1114</text:p>
          </table:table-cell>
          <table:table-cell office:value-type="float" office:value="81.6">
            <text:p>81,6</text:p>
          </table:table-cell>
          <table:table-cell table:formula="of:=(4*4*4^[.A7]*[.C7]/100)/(1024*1024)" office:value-type="float" office:value="835.584">
            <text:p>836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4">14.04.2020</text:date>, <text:time>01:41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D xDD</meta:initial-creator>
    <meta:creation-date>2020-04-14T01:11:01.36</meta:creation-date>
    <dc:date>2020-04-14T01:41:03.57</dc:date>
    <dc:creator>xD xDD</dc:creator>
    <meta:editing-duration>PT7M1S</meta:editing-duration>
    <meta:editing-cycles>2</meta:editing-cycles>
    <meta:generator>OpenOffice/4.1.6$Win32 OpenOffice.org_project/416m1$Build-9790</meta:generator>
    <meta:document-statistic meta:table-count="3" meta:cell-count="28" meta:object-count="0"/>
  </office:meta>
</office:document-meta>
</file>